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ucida Sans3" svg:font-family="'Lucida Sans'" style:font-family-generic="swiss"/>
    <style:font-face style:name="Lucida Sans1" svg:font-family="'Lucida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66cc00" draw:textarea-horizontal-align="justify" draw:textarea-vertical-align="middle" draw:auto-grow-height="false" fo:min-height="0.266cm" fo:min-width="19.234cm"/>
    </style:style>
    <style:style style:name="gr2" style:family="graphic" style:parent-style-name="standard">
      <style:graphic-properties draw:fill-color="#009900" draw:textarea-horizontal-align="justify" draw:textarea-vertical-align="middle" draw:auto-grow-height="false" fo:min-height="0.11cm" fo:min-width="0cm"/>
    </style:style>
    <style:style style:name="gr3" style:family="graphic" style:parent-style-name="standard">
      <style:graphic-properties draw:stroke="solid" svg:stroke-width="0.053cm" svg:stroke-color="#ff99ff" draw:marker-start-width="0.279cm" draw:marker-end-width="0.279cm" draw:fill="none" draw:fill-color="#ffffff" draw:auto-grow-height="true" draw:auto-grow-width="false" fo:max-height="0cm" fo:min-height="0.712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ff99ff" draw:marker-start-width="0.279cm" draw:marker-end-width="0.279cm" draw:opacity="100%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solid" svg:stroke-width="0.053cm" svg:stroke-color="#ffff00" draw:marker-start-width="0.279cm" draw:marker-end-width="0.279cm" draw:fill="none" draw:fill-color="#ffffff" draw:auto-grow-height="true" draw:auto-grow-width="false" fo:max-height="0cm" fo:min-height="0.992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svg:stroke-color="#ffff00" draw:marker-start-width="0.279cm" draw:marker-end-width="0.279cm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solid" svg:stroke-width="0.053cm" svg:stroke-color="#cc9900" draw:marker-start-width="0.279cm" draw:marker-end-width="0.279cm" draw:fill="none" draw:fill-color="#ffffff" draw:auto-grow-height="true" draw:auto-grow-width="false" fo:max-height="0cm" fo:min-height="1.423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svg:stroke-width="0.053cm" svg:stroke-color="#cc9900" draw:marker-start-width="0.279cm" draw:marker-end-width="0.279cm" draw:fill-color="#ffd320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cc9900" draw:marker-start-width="0.279cm" draw:marker-end-width="0.279cm" draw:fill-color="#ff950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solid" svg:stroke-width="0.053cm" svg:stroke-color="#ff6600" draw:marker-start-width="0.279cm" draw:marker-end-width="0.279cm" draw:fill="none" draw:fill-color="#ffffff" draw:auto-grow-height="true" draw:auto-grow-width="false" fo:max-height="0cm" fo:min-height="1.423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svg:stroke-width="0.053cm" svg:stroke-color="#ff6600" draw:marker-start-width="0.279cm" draw:marker-end-width="0.279cm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width="0.053cm" svg:stroke-color="#009900" draw:marker-start-width="0.279cm" draw:marker-end-width="0.279cm" draw:fill="none" draw:fill-color="#ffffff" draw:auto-grow-height="true" draw:auto-grow-width="false" fo:max-height="0cm" fo:min-height="0.968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draw:stroke="solid" svg:stroke-width="0.053cm" svg:stroke-color="#ff00cc" draw:marker-start-width="0.279cm" draw:marker-end-width="0.279cm" draw:fill="none" draw:fill-color="#ffffff" draw:auto-grow-height="true" draw:auto-grow-width="false" fo:max-height="0cm" fo:min-height="0.992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53cm" svg:stroke-color="#ff00cc" draw:marker-start-width="0.279cm" draw:marker-end-width="0.279cm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solid" svg:stroke-width="0.053cm" svg:stroke-color="#66ffff" draw:marker-start-width="0.279cm" draw:marker-end-width="0.279cm" draw:fill="none" draw:fill-color="#ffffff" draw:auto-grow-height="true" draw:auto-grow-width="false" fo:max-height="0cm" fo:min-height="0.712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7" style:family="graphic" style:parent-style-name="standard">
      <style:graphic-properties svg:stroke-width="0.053cm" svg:stroke-color="#66ffff" draw:marker-start-width="0.279cm" draw:marker-end-width="0.279cm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solid" svg:stroke-width="0.053cm" svg:stroke-color="#33ff99" draw:marker-start-width="0.279cm" draw:marker-end-width="0.279cm" draw:fill="none" draw:fill-color="#ffffff" draw:auto-grow-height="true" draw:auto-grow-width="false" fo:max-height="0cm" fo:min-height="0.712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>
      <style:graphic-properties svg:stroke-width="0.053cm" svg:stroke-color="#33ff99" draw:marker-start-width="0.279cm" draw:marker-end-width="0.279cm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stroke="solid" svg:stroke-width="0.053cm" svg:stroke-color="#ffd320" draw:marker-start-width="0.279cm" draw:marker-end-width="0.279cm" draw:fill="none" draw:fill-color="#ffffff" draw:auto-grow-height="true" draw:auto-grow-width="false" fo:max-height="0cm" fo:min-height="0.992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>
      <style:graphic-properties svg:stroke-width="0.053cm" svg:stroke-color="#ffd320" draw:marker-start-width="0.279cm" draw:marker-end-width="0.279cm" draw:fill-color="#ffff00" draw:textarea-vertical-align="middle" fo:padding-top="0.151cm" fo:padding-bottom="0.151cm" fo:padding-left="0.276cm" fo:padding-right="0.276cm"/>
      <style:paragraph-properties style:writing-mode="lr-tb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66cc00"/>
      <style:paragraph-properties fo:text-align="center"/>
    </style:style>
    <style:style style:name="P2" style:family="paragraph">
      <loext:graphic-properties draw:fill-color="#0099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99ff" loext:opacity="100%" fo:font-size="18pt"/>
    </style:style>
    <style:style style:name="P5" style:family="paragraph">
      <loext:graphic-properties draw:opacity="100%"/>
      <style:paragraph-properties fo:text-align="center"/>
    </style:style>
    <style:style style:name="P6" style:family="paragraph">
      <loext:graphic-properties draw:fill="none" draw:fill-color="#ffffff"/>
      <style:text-properties fo:color="#ffff00" loext:opacity="100%" fo:font-size="18pt"/>
    </style:style>
    <style:style style:name="P7" style:family="paragraph">
      <loext:graphic-properties draw:fill="none" draw:fill-color="#ffffff"/>
      <style:text-properties fo:color="#cc9900" loext:opacity="100%" fo:font-size="18pt"/>
    </style:style>
    <style:style style:name="P8" style:family="paragraph">
      <loext:graphic-properties draw:fill-color="#ffd320"/>
      <style:paragraph-properties fo:text-align="center"/>
    </style:style>
    <style:style style:name="P9" style:family="paragraph">
      <loext:graphic-properties draw:fill-color="#ff950e"/>
      <style:paragraph-properties fo:text-align="center"/>
    </style:style>
    <style:style style:name="P10" style:family="paragraph">
      <loext:graphic-properties draw:fill="none" draw:fill-color="#ffffff"/>
      <style:text-properties fo:color="#ff6600" loext:opacity="100%" fo:font-size="18pt"/>
    </style:style>
    <style:style style:name="P11" style:family="paragraph">
      <style:text-properties fo:color="#000000" loext:opacity="100%" fo:background-color="transparent"/>
    </style:style>
    <style:style style:name="P12" style:family="paragraph">
      <loext:graphic-properties draw:fill="none" draw:fill-color="#ffffff"/>
      <style:text-properties fo:color="#000000" loext:opacity="100%" fo:font-size="18pt" fo:background-color="transparent"/>
    </style:style>
    <style:style style:name="P13" style:family="paragraph">
      <style:text-properties fo:color="#ff00cc" loext:opacity="100%"/>
    </style:style>
    <style:style style:name="P14" style:family="paragraph">
      <loext:graphic-properties draw:fill="none" draw:fill-color="#ffffff"/>
      <style:text-properties fo:color="#ff00cc" loext:opacity="100%" fo:font-size="18pt"/>
    </style:style>
    <style:style style:name="P15" style:family="paragraph">
      <loext:graphic-properties draw:fill="none" draw:fill-color="#ffffff"/>
      <style:text-properties fo:color="#66ffff" loext:opacity="100%" fo:font-size="18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text-properties fo:color="#66ffff" loext:opacity="100%"/>
    </style:style>
    <style:style style:name="P18" style:family="paragraph">
      <loext:graphic-properties draw:fill="none" draw:fill-color="#ffffff"/>
      <style:text-properties fo:color="#33ff99" loext:opacity="100%" fo:font-size="18pt"/>
    </style:style>
    <style:style style:name="P19" style:family="paragraph">
      <style:text-properties fo:color="#ffcc00" loext:opacity="100%"/>
    </style:style>
    <style:style style:name="P20" style:family="paragraph">
      <loext:graphic-properties draw:fill="none" draw:fill-color="#ffffff"/>
      <style:text-properties fo:color="#ffcc00" loext:opacity="100%" fo:font-size="18pt"/>
    </style:style>
    <style:style style:name="P21" style:family="paragraph">
      <loext:graphic-properties draw:fill-color="#ffff00"/>
      <style:paragraph-properties fo:text-align="center"/>
      <style:text-properties fo:background-color="#ffd320"/>
    </style:style>
    <style:style style:name="P22" style:family="paragraph">
      <loext:graphic-properties draw:fill-color="#ffffff"/>
    </style:style>
    <style:style style:name="T1" style:family="text">
      <style:text-properties fo:color="#ff99ff" loext:opacity="100%" fo:font-size="18pt"/>
    </style:style>
    <style:style style:name="T2" style:family="text">
      <style:text-properties fo:color="#ffff00" loext:opacity="100%" fo:font-size="18pt"/>
    </style:style>
    <style:style style:name="T3" style:family="text">
      <style:text-properties fo:color="#cc9900" loext:opacity="100%" fo:font-size="18pt"/>
    </style:style>
    <style:style style:name="T4" style:family="text">
      <style:text-properties fo:color="#ff6600" loext:opacity="100%" fo:font-size="18pt"/>
    </style:style>
    <style:style style:name="T5" style:family="text">
      <style:text-properties fo:font-size="18pt"/>
    </style:style>
    <style:style style:name="T6" style:family="text">
      <style:text-properties fo:color="#66ffff" loext:opacity="100%" fo:font-size="18pt"/>
    </style:style>
    <style:style style:name="T7" style:family="text">
      <style:text-properties fo:color="#66ffff" loext:opacity="100%"/>
    </style:style>
    <style:style style:name="T8" style:family="text">
      <style:text-properties fo:color="#33ff99" loext:opacity="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4.638cm" svg:height="1.03cm" svg:x="1.778cm" svg:y="0.2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xml:id="id1" draw:id="id1" draw:layer="layout" svg:width="0.508cm" svg:height="0.508cm" svg:x="1.778cm" svg:y="1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0.508cm" svg:height="0.508cm" svg:x="2.794cm" svg:y="1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0.508cm" svg:height="0.508cm" svg:x="3.81cm" svg:y="1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0.508cm" svg:height="0.508cm" svg:x="4.572cm" svg:y="1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0.508cm" svg:height="0.508cm" svg:x="5.588cm" svg:y="1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0.508cm" svg:height="0.508cm" svg:x="11.36cm" svg:y="1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0.508cm" svg:height="0.508cm" svg:x="12.122cm" svg:y="1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0.508cm" svg:height="0.508cm" svg:x="12.884cm" svg:y="1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0.508cm" svg:height="0.508cm" svg:x="14cm" svg:y="1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xml:id="id2" draw:id="id2" draw:layer="layout" svg:width="2.706cm" svg:height="1.014cm" svg:x="2.374cm" svg:y="3.508cm">
          <draw:text-box>
            <text:p text:style-name="P3"><text:span text:style-name="T1">Dorm A</text:span></text:p>
          </draw:text-box>
        </draw:frame>
        <draw:connector draw:style-name="gr4" draw:text-style-name="P5" draw:layer="layout" draw:type="curve" svg:x1="2.032cm" svg:y1="1.792cm" svg:x2="3.727cm" svg:y2="3.508cm" draw:start-shape="id1" draw:start-glue-point="8" draw:end-shape="id2" draw:end-glue-point="0" svg:d="M2032 1792c0 1269 1695 411 1695 1716" svg:viewBox="0 0 1696 1717">
          <text:p/>
        </draw:connector>
        <draw:connector draw:style-name="gr4" draw:text-style-name="P5" draw:layer="layout" draw:type="curve" draw:line-skew="-0.509cm" svg:x1="3.048cm" svg:y1="1.792cm" svg:x2="3.727cm" svg:y2="3.508cm" draw:start-shape="id3" draw:start-glue-point="8" draw:end-shape="id2" draw:end-glue-point="0" svg:d="M3048 1792c0 505 679-352 679 1716" svg:viewBox="0 0 680 1717">
          <text:p/>
        </draw:connector>
        <draw:connector draw:style-name="gr4" draw:text-style-name="P5" draw:layer="layout" draw:type="curve" svg:x1="4.064cm" svg:y1="1.792cm" svg:x2="3.727cm" svg:y2="3.508cm" draw:start-shape="id4" draw:start-glue-point="8" draw:end-shape="id2" draw:end-glue-point="0" svg:d="M4064 1792c0 1269-337 411-337 1716" svg:viewBox="0 0 338 1717">
          <text:p/>
        </draw:connector>
        <draw:connector draw:style-name="gr4" draw:text-style-name="P5" draw:layer="layout" draw:type="curve" svg:x1="4.826cm" svg:y1="1.792cm" svg:x2="3.727cm" svg:y2="3.508cm" draw:start-shape="id5" draw:start-glue-point="8" draw:end-shape="id2" draw:end-glue-point="0" svg:d="M4826 1792c0 1269-1099 411-1099 1716" svg:viewBox="0 0 1100 1717">
          <text:p/>
        </draw:connector>
        <draw:connector draw:style-name="gr4" draw:text-style-name="P5" draw:layer="layout" draw:type="curve" svg:x1="5.842cm" svg:y1="1.792cm" svg:x2="3.727cm" svg:y2="3.508cm" draw:start-shape="id6" draw:start-glue-point="8" draw:end-shape="id2" draw:end-glue-point="0" svg:d="M5842 1792c0 1269-2115 411-2115 1716" svg:viewBox="0 0 2116 1717">
          <text:p/>
        </draw:connector>
        <draw:frame draw:style-name="gr5" draw:text-style-name="P6" xml:id="id8" draw:id="id8" draw:layer="layout" svg:width="2.818cm" svg:height="1.294cm" svg:x="11.414cm" svg:y="3.256cm">
          <draw:text-box>
            <text:p><text:span text:style-name="T2">Dorm B</text:span></text:p>
          </draw:text-box>
        </draw:frame>
        <draw:connector draw:style-name="gr6" draw:text-style-name="P3" draw:layer="layout" draw:type="curve" svg:x1="11.614cm" svg:y1="1.792cm" svg:x2="12.823cm" svg:y2="3.256cm" draw:start-shape="id7" draw:start-glue-point="8" draw:end-shape="id8" draw:end-glue-point="0" svg:d="M11614 1792c0 1080 1209 348 1209 1464" svg:viewBox="0 0 1210 1465">
          <text:p/>
        </draw:connector>
        <draw:connector draw:style-name="gr6" draw:text-style-name="P3" draw:layer="layout" draw:type="curve" svg:x1="12.376cm" svg:y1="1.792cm" svg:x2="12.823cm" svg:y2="3.256cm" draw:start-shape="id9" draw:start-glue-point="8" draw:end-shape="id8" draw:end-glue-point="0" svg:d="M12376 1792c0 1080 447 348 447 1464" svg:viewBox="0 0 448 1465">
          <text:p/>
        </draw:connector>
        <draw:connector draw:style-name="gr6" draw:text-style-name="P3" draw:layer="layout" draw:type="curve" svg:x1="13.138cm" svg:y1="1.792cm" svg:x2="12.823cm" svg:y2="3.256cm" draw:start-shape="id10" draw:start-glue-point="8" draw:end-shape="id8" draw:end-glue-point="0" svg:d="M13138 1792c0 1080-315 348-315 1464" svg:viewBox="0 0 316 1465">
          <text:p/>
        </draw:connector>
        <draw:connector draw:style-name="gr6" draw:text-style-name="P3" draw:layer="layout" draw:type="curve" svg:x1="14.254cm" svg:y1="1.792cm" svg:x2="12.823cm" svg:y2="3.256cm" draw:end-shape="id8" draw:end-glue-point="0" svg:d="M14254 1792c0 703-1431-28-1431 1464" svg:viewBox="0 0 1432 1465">
          <text:p/>
        </draw:connector>
        <draw:frame draw:style-name="gr7" draw:text-style-name="P7" xml:id="id11" draw:id="id11" draw:layer="layout" svg:width="3.602cm" svg:height="1.725cm" svg:x="6.558cm" svg:y="5.28cm">
          <draw:text-box>
            <text:p><text:span text:style-name="T3">Food Services</text:span></text:p>
          </draw:text-box>
        </draw:frame>
        <draw:connector draw:style-name="gr8" draw:text-style-name="P8" draw:layer="layout" draw:type="curve" svg:x1="5.842cm" svg:y1="1.792cm" svg:x2="8.359cm" svg:y2="5.28cm" draw:start-shape="id6" draw:start-glue-point="8" draw:end-shape="id11" draw:end-glue-point="0" svg:d="M5842 1792c0 2598 2517 854 2517 3488" svg:viewBox="0 0 2518 3489">
          <text:p/>
        </draw:connector>
        <draw:connector draw:style-name="gr9" draw:text-style-name="P9" draw:layer="layout" draw:type="curve" draw:line-skew="-0.47cm" svg:x1="14.254cm" svg:y1="1.792cm" svg:x2="8.359cm" svg:y2="5.28cm" draw:start-shape="id12" draw:start-glue-point="8" draw:end-shape="id11" draw:end-glue-point="0" svg:d="M14254 1792c0 1893-5895 149-5895 3488" svg:viewBox="0 0 5896 3489">
          <text:p/>
        </draw:connector>
        <draw:frame draw:style-name="gr10" draw:text-style-name="P10" xml:id="id13" draw:id="id13" draw:layer="layout" svg:width="4.438cm" svg:height="1.725cm" svg:x="5.976cm" svg:y="10.363cm">
          <draw:text-box>
            <text:p><text:span text:style-name="T4">All Residential</text:span></text:p>
          </draw:text-box>
        </draw:frame>
        <draw:connector draw:style-name="gr11" draw:text-style-name="P3" draw:layer="layout" draw:type="curve" svg:x1="3.727cm" svg:y1="4.522cm" svg:x2="8.195cm" svg:y2="10.363cm" draw:start-shape="id2" draw:start-glue-point="2" draw:end-shape="id13" draw:end-glue-point="0" svg:d="M3727 4522c0 4381 4468 1461 4468 5841" svg:viewBox="0 0 4469 5842">
          <text:p/>
        </draw:connector>
        <draw:connector draw:style-name="gr11" draw:text-style-name="P3" draw:layer="layout" draw:type="curve" svg:x1="12.823cm" svg:y1="4.55cm" svg:x2="8.195cm" svg:y2="10.363cm" draw:start-shape="id8" draw:start-glue-point="2" draw:end-shape="id13" draw:end-glue-point="0" svg:d="M12823 4550c0 4360-4628 1454-4628 5813" svg:viewBox="0 0 4629 5814">
          <text:p/>
        </draw:connector>
        <draw:frame draw:style-name="gr12" draw:text-style-name="P12" draw:layer="layout" svg:width="2.54cm" svg:height="1.27cm" svg:x="12.122cm" svg:y="0.254cm">
          <draw:text-box>
            <text:p text:style-name="P11"><text:span text:style-name="T5">Meters</text:span></text:p>
          </draw:text-box>
        </draw:frame>
        <draw:connector draw:style-name="gr11" draw:text-style-name="P3" draw:layer="layout" draw:type="curve" svg:x1="8.359cm" svg:y1="7.005cm" svg:x2="8.195cm" svg:y2="10.363cm" draw:start-shape="id11" draw:start-glue-point="2" draw:end-shape="id13" draw:end-glue-point="0" svg:d="M8359 7005c0 2518-164 840-164 3358" svg:viewBox="0 0 165 3359">
          <text:p/>
        </draw:connector>
        <draw:custom-shape draw:style-name="gr2" draw:text-style-name="P2" xml:id="id14" draw:id="id14" draw:layer="layout" svg:width="0.508cm" svg:height="0.508cm" svg:x="18.434cm" svg:y="1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" draw:id="id16" draw:layer="layout" svg:width="0.508cm" svg:height="0.508cm" svg:x="19.196cm" svg:y="1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7" draw:id="id17" draw:layer="layout" svg:width="0.508cm" svg:height="0.508cm" svg:x="19.958cm" svg:y="1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8" draw:id="id18" draw:layer="layout" svg:width="0.508cm" svg:height="0.508cm" svg:x="20.974cm" svg:y="1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4" xml:id="id15" draw:id="id15" draw:layer="layout" svg:width="2.74cm" svg:height="1.294cm" svg:x="18.488cm" svg:y="3.258cm">
          <draw:text-box>
            <text:p text:style-name="P13"><text:span text:style-name="T5">Dorm C</text:span></text:p>
          </draw:text-box>
        </draw:frame>
        <draw:connector draw:style-name="gr14" draw:text-style-name="P3" draw:layer="layout" draw:type="curve" svg:x1="18.688cm" svg:y1="1.794cm" svg:x2="19.858cm" svg:y2="3.258cm" draw:start-shape="id14" draw:start-glue-point="8" draw:end-shape="id15" draw:end-glue-point="0" svg:d="M18688 1794c0 1080 1170 348 1170 1464" svg:viewBox="0 0 1171 1465">
          <text:p/>
        </draw:connector>
        <draw:connector draw:style-name="gr14" draw:text-style-name="P3" draw:layer="layout" draw:type="curve" svg:x1="19.45cm" svg:y1="1.794cm" svg:x2="19.858cm" svg:y2="3.258cm" draw:start-shape="id16" draw:start-glue-point="8" draw:end-shape="id15" draw:end-glue-point="0" svg:d="M19450 1794c0 1080 408 348 408 1464" svg:viewBox="0 0 409 1465">
          <text:p/>
        </draw:connector>
        <draw:connector draw:style-name="gr14" draw:text-style-name="P3" draw:layer="layout" draw:type="curve" svg:x1="20.212cm" svg:y1="1.794cm" svg:x2="19.858cm" svg:y2="3.258cm" draw:start-shape="id17" draw:start-glue-point="8" draw:end-shape="id15" draw:end-glue-point="0" svg:d="M20212 1794c0 1080-354 348-354 1464" svg:viewBox="0 0 355 1465">
          <text:p/>
        </draw:connector>
        <draw:connector draw:style-name="gr14" draw:text-style-name="P3" draw:layer="layout" draw:type="curve" svg:x1="21.228cm" svg:y1="1.794cm" svg:x2="19.858cm" svg:y2="3.258cm" draw:start-shape="id18" draw:start-glue-point="8" draw:end-shape="id15" draw:end-glue-point="0" svg:d="M21228 1794c0 1080-1370 348-1370 1464" svg:viewBox="0 0 1371 1465">
          <text:p/>
        </draw:connector>
        <draw:connector draw:style-name="gr11" draw:text-style-name="P3" draw:layer="layout" draw:type="curve" svg:x1="19.858cm" svg:y1="4.552cm" svg:x2="8.195cm" svg:y2="10.363cm" draw:start-shape="id15" draw:start-glue-point="2" draw:end-shape="id13" draw:end-glue-point="0" svg:d="M19858 4552c0 4359-11663 1454-11663 5811" svg:viewBox="0 0 11664 5812">
          <text:p/>
        </draw:connector>
        <draw:frame draw:style-name="gr15" draw:text-style-name="P15" xml:id="id19" draw:id="id19" draw:layer="layout" svg:width="4.438cm" svg:height="1.014cm" svg:x="22.232cm" svg:y="8.392cm">
          <draw:text-box>
            <text:p><text:span text:style-name="T6">All Academic</text:span></text:p>
          </draw:text-box>
        </draw:frame>
        <draw:custom-shape draw:style-name="gr2" draw:text-style-name="P2" draw:layer="layout" svg:width="0.508cm" svg:height="0.508cm" svg:x="22.86cm" svg:y="1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23.622cm" svg:y="1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25.908cm" svg:y="1.28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6" draw:layer="layout" svg:width="1.27cm" svg:height="0.962cm" svg:x="24.438cm" svg:y="0.886cm">
          <draw:text-box>
            <text:p>...</text:p>
          </draw:text-box>
        </draw:frame>
        <draw:connector draw:style-name="gr17" draw:text-style-name="P3" draw:layer="layout" draw:type="curve" svg:x1="22.429cm" svg:y1="5.825cm" svg:x2="24.451cm" svg:y2="8.392cm" draw:end-shape="id19" draw:end-glue-point="0" svg:d="M22429 5825c0 1530 2022 247 2022 2567" svg:viewBox="0 0 2023 2568">
          <text:p/>
        </draw:connector>
        <draw:connector draw:style-name="gr17" draw:text-style-name="P3" draw:layer="layout" draw:type="curve" svg:x1="23.703cm" svg:y1="5.716cm" svg:x2="24.451cm" svg:y2="8.392cm" draw:end-shape="id19" draw:end-glue-point="0" svg:d="M23703 5716c0 1612 748 275 748 2676" svg:viewBox="0 0 749 2677">
          <text:p/>
        </draw:connector>
        <draw:connector draw:style-name="gr17" draw:text-style-name="P3" draw:layer="layout" draw:type="curve" svg:x1="27.278cm" svg:y1="5.842cm" svg:x2="24.451cm" svg:y2="8.392cm" draw:end-shape="id19" draw:end-glue-point="0" svg:d="M27278 5842c0 1518-2827 243-2827 2550" svg:viewBox="0 0 2828 2551">
          <text:p/>
        </draw:connector>
        <draw:frame draw:style-name="gr16" draw:text-style-name="P17" draw:layer="layout" svg:width="1.27cm" svg:height="0.962cm" svg:x="24.638cm" svg:y="4.334cm">
          <draw:text-box>
            <text:p><text:span text:style-name="T7">...</text:span></text:p>
          </draw:text-box>
        </draw:frame>
        <draw:frame draw:style-name="gr18" draw:text-style-name="P18" xml:id="id20" draw:id="id20" draw:layer="layout" svg:width="3.81cm" svg:height="1.014cm" svg:x="13.208cm" svg:y="13.03cm">
          <draw:text-box>
            <text:p><text:span text:style-name="T8">All Campus</text:span></text:p>
          </draw:text-box>
        </draw:frame>
        <draw:connector draw:style-name="gr19" draw:text-style-name="P3" draw:layer="layout" draw:type="curve" svg:x1="24.451cm" svg:y1="9.406cm" svg:x2="15.113cm" svg:y2="13.03cm" draw:start-shape="id19" draw:start-glue-point="2" draw:end-shape="id20" draw:end-glue-point="0" svg:d="M24451 9406c0 2718-9338 906-9338 3624" svg:viewBox="0 0 9339 3625">
          <text:p/>
        </draw:connector>
        <draw:connector draw:style-name="gr19" draw:text-style-name="P3" draw:layer="layout" draw:type="curve" svg:x1="8.195cm" svg:y1="12.088cm" svg:x2="15.113cm" svg:y2="13.03cm" draw:start-shape="id13" draw:start-glue-point="2" draw:end-shape="id20" draw:end-glue-point="0" svg:d="M8195 12088c0 790 3616 527 3616 471s3302-319 3302 471" svg:viewBox="0 0 6919 943">
          <text:p/>
        </draw:connector>
        <draw:frame draw:style-name="gr20" draw:text-style-name="P20" xml:id="id22" draw:id="id22" draw:layer="layout" svg:width="2.818cm" svg:height="1.725cm" svg:x="14.962cm" svg:y="3.026cm">
          <draw:text-box>
            <text:p text:style-name="P19"><text:span text:style-name="T5">Dining Hall</text:span></text:p>
          </draw:text-box>
        </draw:frame>
        <draw:custom-shape draw:style-name="gr2" draw:text-style-name="P2" xml:id="id21" draw:id="id21" draw:layer="layout" svg:width="0.508cm" svg:height="0.508cm" svg:x="16.002cm" svg:y="1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21" draw:layer="layout" draw:type="curve" svg:x1="16.256cm" svg:y1="1.794cm" svg:x2="16.371cm" svg:y2="3.026cm" draw:start-shape="id21" draw:start-glue-point="8" draw:end-shape="id22" draw:end-glue-point="0" svg:d="M16256 1794c0 906 115 290 115 1232" svg:viewBox="0 0 116 1233">
          <text:p text:style-name="P3"/>
        </draw:connector>
        <draw:connector draw:style-name="gr8" draw:text-style-name="P8" draw:layer="layout" draw:type="curve" draw:line-skew="0cm 0cm -0.126cm" svg:x1="16.371cm" svg:y1="4.751cm" svg:x2="8.359cm" svg:y2="5.28cm" draw:start-shape="id22" draw:start-glue-point="2" draw:end-shape="id11" draw:end-glue-point="0" svg:d="M16371 4751c0 790-3810 528-3810 202 0-325-4202-652-4202 327" svg:viewBox="0 0 8013 654">
          <text:p/>
        </draw:connector>
        <presentation:notes draw:style-name="dp1">
          <office:forms form:automatic-focus="false" form:apply-design-mode="false"/>
          <draw:page-thumbnail draw:style-name="gr22" draw:layer="layout" svg:width="18.624cm" svg:height="10.476cm" svg:x="1.482cm" svg:y="2.123cm" draw:page-number="1" presentation:class="page"/>
          <draw:frame presentation:style-name="pr1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ucida Sans3" svg:font-family="'Lucida Sans'" style:font-family-generic="swiss"/>
    <style:font-face style:name="Lucida Sans1" svg:font-family="'Lucida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ucida Sans1" style:font-family-asian="'Lucida Sans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ucida Sans3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3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ucida Sans3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solid" draw:fill-color="#000099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c7fefe" loext:opacity="100%" style:text-outline="false" style:text-line-through-style="none" style:text-line-through-type="none" style:font-name="Calibri1" fo:font-family="Calibri" style:font-family-generic="swiss" style:font-pitch="variable" fo:font-size="18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color="#c7fefe" loext:opacity="100%" style:font-name="Calibri1" fo:font-family="Calibri" style:font-family-generic="swiss" style:font-pitch="variable" fo:font-size="18pt" style:font-size-asian="18pt" style:font-size-complex="1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color="#c7fefe" loext:opacity="100%" style:font-name="Calibri1" fo:font-family="Calibri" style:font-family-generic="swiss" style:font-pitch="variable" fo:font-size="18pt" style:font-size-asian="18pt" style:font-size-complex="18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color="#c7fefe" loext:opacity="100%" fo:font-size="18pt" style:font-size-asian="18pt" style:font-size-complex="18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color="#c7fefe" loext:opacity="100%" fo:font-size="16pt" style:font-size-asian="16pt" style:font-size-complex="16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color="#c7fefe" loext:opacity="100%" fo:font-size="14pt" style:font-size-asian="14pt" style:font-size-complex="14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color="#c7fefe" loext:opacity="100%" fo:font-size="14pt" style:font-size-asian="14pt" style:font-size-complex="14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b400" loext:opacity="100%" style:text-outline="false" style:text-line-through-style="none" style:text-line-through-type="none" style:font-name="Calibri1" fo:font-family="Calibri" style:font-family-generic="swiss" style:font-pitch="variable" fo:font-size="18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00009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Mpr1" draw:layer="backgroundobjects" svg:width="25.191cm" svg:height="1.359cm" svg:x="1.399cm" svg:y="0.164cm" presentation:class="title">
        <draw:text-box>
          <text:p>Click to edit the title text format</text:p>
        </draw:text-box>
      </draw:frame>
      <draw:frame presentation:style-name="Default-outline1" draw:layer="backgroundobjects" svg:width="25.191cm" svg:height="12.698cm" svg:x="1.399cm" svg:y="1.523cm" presentation:class="outline" presentation:placeholder="true">
        <draw:text-box/>
      </draw:frame>
      <draw:frame presentation:style-name="Mpr2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2-07T15:21:52.309831609</meta:creation-date>
    <meta:editing-duration>PT10H55M47S</meta:editing-duration>
    <meta:editing-cycles>3</meta:editing-cycles>
    <meta:generator>LibreOffice/7.0.4.2$MacOSX_X86_64 LibreOffice_project/dcf040e67528d9187c66b2379df5ea4407429775</meta:generator>
    <dc:title>standard SHL presentation</dc:title>
    <meta:initial-creator>Steven Huss-Lederman</meta:initial-creator>
    <dc:date>2021-02-08T19:25:26.860007239</dc:date>
    <dc:creator>Steven Huss-Lederman</dc:creator>
    <meta:document-statistic meta:object-count="78"/>
  </office:meta>
</office:document-meta>
</file>